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fo:font-weight="bold" style:font-size-asian="10.5pt" style:font-weight-asian="bold" style:font-size-complex="12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Standard" style:list-style-name="L1">
      <style:text-properties fo:font-size="12pt" fo:font-style="normal" fo:font-weight="normal"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urce/Version Control</text:p>
      <text:p text:style-name="P2"><text:tab/>Team Steele will be using GitHub for Source/Version Control. GitHub is a web-based service that provides free source control for software projects using the Git revision control system. GitHub allows users to view the master working directory via the projects website in addition to common revision control features. </text:p>
      <text:p text:style-name="P1"/>
      <text:p text:style-name="P1">Defect Database</text:p>
      <text:p text:style-name="P1"><text:tab/><text:span text:style-name="T1">GitHub commit comments will be used as a Defect Database for the duration of Team Steele's PNGA project. Each commit made to the working directory will follow a schema described below to allow for easy visibility of defects on a module by module basis. </text:span></text:p>
      <text:p text:style-name="P2"/>
      <text:p text:style-name="P1"><text:span text:style-name="T1">Defect </text:span><text:span text:style-name="T1">Fix Commit</text:span><text:span text:style-name="T1">: </text:span></text:p>
      <text:p text:style-name="P2"><text:tab/>git commit -a -m "Z --defect type: conceptual time: 30 comment: fixed a huge problem"</text:p>
      <text:p text:style-name="P2"/>
      <text:p text:style-name="P1"><text:span text:style-name="T1">Time </text:span><text:span text:style-name="T1">Commit</text:span><text:span text:style-name="T1">:</text:span></text:p>
      <text:p text:style-name="P1"><text:span text:style-name="T1"><text:tab/></text:span><text:span text:style-name="T1">git commit -a -m "C|Z|B time: 90 comment: worked on pngBuilder module and did a lot of <text:tab/>things that are very important and heres why"</text:span></text:p>
      <text:p text:style-name="P1"/>
      <text:p text:style-name="P1">PROBE</text:p>
      <text:p text:style-name="P1"/>
      <text:p text:style-name="P1">Coding Style and Standards</text:p>
      <text:list xml:id="list1279209584" text:style-name="L1">
        <text:list-item>
          <text:p text:style-name="P4">Camel Case</text:p>
          <text:list>
            <text:list-item>
              <text:p text:style-name="P4">words are squashed together with the first word appearing in all lowercase and subsequent words starting with a capital letter, e.g., readChunk</text:p>
            </text:list-item>
            <text:list-item>
              <text:p text:style-name="P4">Uppercase abbreviations transform to all lowercase when they appear at the beginning of the name (e.g., pngBuilder) and remain all uppercase elsewhere (e.g., explodeAP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text:tab/>t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ach Bartlett</meta:initial-creator>
    <meta:creation-date>2011-01-31T17:39:34</meta:creation-date>
    <dc:date>2011-01-31T19:09:04</dc:date>
    <dc:creator>Colby Russell</dc:creator>
    <meta:editing-duration>PT01H02M10S</meta:editing-duration>
    <meta:editing-cycles>12</meta:editing-cycles>
    <meta:generator>OpenOffice.org/3.2$Linux OpenOffice.org_project/320m12$Build-9483</meta:generator>
    <meta:document-statistic meta:table-count="0" meta:image-count="0" meta:object-count="0" meta:page-count="1" meta:paragraph-count="14" meta:word-count="201" meta:character-count="1232"/>
  </office:meta>
</office:document-meta>
</file>